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lbany AMT" svg:font-family="'Albany AMT'" style:font-family-generic="roman" style:font-pitch="variable"/>
    <style:font-face style:name="Arial" svg:font-family="Arial" style:font-family-generic="roman" style:font-pitch="variable"/>
    <style:font-face style:name="Arial1" svg:font-family="Arial" style:font-adornments="Regular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Thorndale AMT" svg:font-family="'Thorndale AMT'" style:font-family-generic="roman" style:font-pitch="variable"/>
    <style:font-face style:name="Arial2" svg:font-family="Arial" style:font-adornments="Regular" style:font-family-generic="swiss" style:font-pitch="variable"/>
    <style:font-face style:name="Calibri1" svg:font-family="Calibri" style:font-family-generic="swiss" style:font-pitch="variable"/>
    <style:font-face style:name="Arial Unicode MS" svg:font-family="'Arial Unicode MS'" style:font-family-generic="system" style:font-pitch="variable"/>
    <style:font-face style:name="Calibri2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No-Logo_20_Content-title">
      <style:graphic-properties draw:auto-grow-height="true" fo:min-height="2.743cm"/>
    </style:style>
    <style:style style:name="pr2" style:family="presentation" style:parent-style-name="No-Logo_20_Content-notes">
      <style:graphic-properties draw:fill-color="#ffffff" draw:auto-grow-height="true" fo:min-height="12.572cm"/>
    </style:style>
    <style:style style:name="P1" style:family="paragraph">
      <style:text-properties fo:font-size="12pt"/>
    </style:style>
    <style:style style:name="T1" style:family="text">
      <style:text-properties fo:font-size="20pt" fo:font-weight="normal" style:font-size-asian="20pt" style:font-weight-asian="normal" style:font-size-complex="20pt" style:font-weight-complex="normal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tandard Platform Lifecycle" draw:style-name="dp1" draw:master-page-name="No-Logo_20_Content" presentation:presentation-page-layout-name="AL1T19">
        <office:forms form:automatic-focus="false" form:apply-design-mode="false"/>
        <draw:frame presentation:style-name="pr1" draw:layer="layout" svg:width="20.93cm" svg:height="2.743cm" svg:x="2.286cm" svg:y="0.711cm" presentation:class="title">
          <draw:text-box>
            <text:p><text:span text:style-name="T1">Linux Enterprise </text:span><text:span text:style-name="T2"><text:line-break/></text:span>Standard Platform</text:p>
          </draw:text-box>
        </draw:frame>
        <presentation:notes draw:style-name="dp2">
          <draw:page-thumbnail draw:style-name="gr1" draw:layer="layout" svg:width="0.001cm" svg:height="0.001cm" svg:x="0cm" svg:y="2.123cm" draw:page-number="1" presentation:class="page"/>
          <draw:frame presentation:style-name="pr2" draw:text-style-name="P1" draw:layer="layout" svg:width="17.271cm" svg:height="12.572cm" svg:x="2.159cm" svg:y="13.271cm" presentation:class="notes">
            <draw:text-box>
              <text:p><text:span text:style-name="T3"><text:s/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lbany AMT" svg:font-family="'Albany AMT'" style:font-family-generic="roman" style:font-pitch="variable"/>
    <style:font-face style:name="Arial" svg:font-family="Arial" style:font-family-generic="roman" style:font-pitch="variable"/>
    <style:font-face style:name="Arial1" svg:font-family="Arial" style:font-adornments="Regular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Thorndale AMT" svg:font-family="'Thorndale AMT'" style:font-family-generic="roman" style:font-pitch="variable"/>
    <style:font-face style:name="Arial2" svg:font-family="Arial" style:font-adornments="Regular" style:font-family-generic="swiss" style:font-pitch="variable"/>
    <style:font-face style:name="Calibri1" svg:font-family="Calibri" style:font-family-generic="swiss" style:font-pitch="variable"/>
    <style:font-face style:name="Arial Unicode MS" svg:font-family="'Arial Unicode MS'" style:font-family-generic="system" style:font-pitch="variable"/>
    <style:font-face style:name="Calibri2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11" draw:display-name="Gradient 11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horndale AMT" fo:font-size="24pt" fo:language="en" fo:country="US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76cm" svg:stroke-color="#454c51" draw:marker-start-width="0.406cm" draw:marker-start-center="false" draw:marker-end-width="0.406cm" draw:marker-end-center="false" draw:fill="solid" draw:fill-color="#e4e5e6" draw:fill-gradient-name="Gradient_20_11" draw:fill-hatch-name="Hatch_20_1" draw:fill-image-name="Bitmape_20_1" draw:fill-image-width="0cm" draw:fill-image-height="0cm" draw:auto-grow-width="true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2" fo:font-family="Arial" style:font-style-name="Regular" style:font-family-generic="swiss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0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2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left="0cm" fo:margin-right="0cm" fo:margin-top="0cm" fo:margin-bottom="0.623cm" fo:line-height="115%" fo:text-align="start" fo:text-indent="0cm" style:text-autospace="ideograph-alpha"/>
      <style:text-properties style:font-name="Calibri1" fo:font-family="Calibri" style:font-family-generic="swiss" style:font-pitch="variable" fo:font-size="11pt" fo:language="en" fo:country="US" style:font-name-asian="Calibri1" style:font-family-asian="Calibri" style:font-family-generic-asian="swiss" style:font-pitch-asian="variable" style:font-size-asian="11pt" style:language-asian="en" style:country-asian="US" style:font-name-complex="Calibri1" style:font-family-complex="Calibri" style:font-family-generic-complex="swiss" style:font-pitch-complex="variable" style:font-size-complex="11pt" style:language-complex="ar" style:country-complex="SA"/>
    </style:style>
    <style:style style:name="Default_20_Paragraph_20_Font" style:display-name="Default Paragraph Font" style:family="graphic">
      <style:paragraph-properties style:text-autospace="none"/>
    </style:style>
    <style:style style:name="No-Logo_20_Content-background" style:display-name="No-Logo Content-background" style:family="presentation">
      <style:graphic-properties draw:stroke="none" draw:fill="none"/>
      <style:text-properties style:letter-kerning="true"/>
    </style:style>
    <style:style style:name="No-Logo_20_Content-backgroundobjects" style:display-name="No-Logo Conten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No-Logo_20_Content-notes" style:display-name="No-Logo Conten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lbany AMT" fo:font-family="'Albany AMT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No-Logo_20_Content-outline1" style:display-name="No-Logo Content-outline1" style:family="presentation">
      <style:graphic-properties draw:stroke="none" draw:fill="none" draw:textarea-horizontal-align="left" draw:auto-grow-height="false" draw:fit-to-size="shrink-to-fit">
        <text:list-style style:name="No-Logo_20_Content-outline1" style:display-name="No-Logo Content-outline1">
          <text:list-level-style-bullet text:level="1" text:bullet-char="•">
            <style:list-level-properties text:space-before="0.73cm" text:min-label-width="0.47cm"/>
            <style:text-properties fo:font-family="Arial" style:font-style-name="Regular" style:font-family-generic="swiss" fo:color="#000000" fo:font-size="65%"/>
          </text:list-level-style-bullet>
          <text:list-level-style-bullet text:level="2" text:bullet-char="‒">
            <style:list-level-properties text:space-before="1.905cm" text:min-label-width="0.483cm"/>
            <style:text-properties fo:font-family="Arial" style:font-style-name="Regular" style:font-family-generic="swiss" fo:color="#000000" fo:font-size="65%"/>
          </text:list-level-style-bullet>
          <text:list-level-style-bullet text:level="3" text:bullet-char="‒">
            <style:list-level-properties text:space-before="3.13cm" text:min-label-width="0.47cm"/>
            <style:text-properties fo:font-family="Arial" style:font-style-name="Regular" style:font-family-generic="swiss" fo:color="#000000" fo:font-size="65%"/>
          </text:list-level-style-bullet>
          <text:list-level-style-bullet text:level="4" text:bullet-char="‒">
            <style:list-level-properties text:space-before="4.33cm" text:min-label-width="0.47cm"/>
            <style:text-properties fo:font-family="Arial" style:font-style-name="Regular" style:font-family-generic="swiss" fo:color="#000000" fo:font-size="65%"/>
          </text:list-level-style-bullet>
          <text:list-level-style-bullet text:level="5" text:bullet-char="‒">
            <style:list-level-properties text:space-before="5.498cm" text:min-label-width="0.483cm"/>
            <style:text-properties fo:font-family="Arial" style:font-style-name="Regular" style:font-family-generic="swiss" fo:color="#000000" fo:font-size="65%"/>
          </text:list-level-style-bullet>
          <text:list-level-style-bullet text:level="6" text:bullet-char="‒">
            <style:list-level-properties text:space-before="6.706cm" text:min-label-width="0.483cm"/>
            <style:text-properties fo:font-family="Arial" style:font-style-name="Regular" style:font-family-generic="swiss" fo:color="#000000" fo:font-size="65%"/>
          </text:list-level-style-bullet>
          <text:list-level-style-bullet text:level="7" text:bullet-char="‒">
            <style:list-level-properties text:space-before="7.899cm" text:min-label-width="0.483cm"/>
            <style:text-properties fo:font-family="Arial" style:font-style-name="Regular" style:font-family-generic="swiss" fo:color="#000000" fo:font-size="65%"/>
          </text:list-level-style-bullet>
          <text:list-level-style-bullet text:level="8" text:bullet-char="‒">
            <style:list-level-properties text:space-before="9.119cm" text:min-label-width="0.483cm"/>
            <style:text-properties fo:font-family="Arial" style:font-style-name="Regular" style:font-family-generic="swiss" fo:color="#000000" fo:font-size="65%"/>
          </text:list-level-style-bullet>
          <text:list-level-style-bullet text:level="9" text:bullet-char="‒">
            <style:list-level-properties text:space-before="10.312cm" text:min-label-width="0.483cm"/>
            <style:text-properties fo:font-family="Arial" style:font-style-name="Regular" style:font-family-generic="swiss" fo:color="#000000" fo:font-size="65%"/>
          </text:list-level-style-bullet>
          <text:list-level-style-bullet text:level="10" text:bullet-char="‒">
            <style:list-level-properties text:space-before="11.4cm" text:min-label-width="0.6cm"/>
            <style:text-properties fo:font-family="Arial" style:font-style-name="Regular" style:font-family-generic="swiss" fo:color="#000000" fo:font-size="65%"/>
          </text:list-level-style-bullet>
        </text:list-style>
      </style:graphic-properties>
      <style:paragraph-properties fo:margin-left="0cm" fo:margin-right="0cm" fo:margin-top="0cm" fo:margin-bottom="0.406cm" fo:text-indent="0cm"/>
      <style:text-properties fo:color="#000000" style:text-outline="false" style:text-line-through-style="none" style:font-name="Arial2" fo:font-family="Arial" style:font-style-name="Regular" style:font-family-generic="swiss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No-Logo_20_Content-outline2" style:display-name="No-Logo Content-outline2" style:family="presentation" style:parent-style-name="No-Logo_20_Content-outline1">
      <style:paragraph-properties fo:margin-left="0cm" fo:margin-right="0cm" fo:margin-top="0cm" fo:margin-bottom="0.406cm" fo:text-indent="0cm"/>
      <style:text-properties fo:color="#000000" fo:font-size="20pt" style:font-size-asian="28pt" style:font-size-complex="28pt"/>
    </style:style>
    <style:style style:name="No-Logo_20_Content-outline3" style:display-name="No-Logo Content-outline3" style:family="presentation" style:parent-style-name="No-Logo_20_Content-outline2">
      <style:paragraph-properties fo:margin-left="0cm" fo:margin-right="0cm" fo:margin-top="0cm" fo:margin-bottom="0.406cm" fo:text-indent="0cm"/>
      <style:text-properties fo:color="#000000" fo:font-size="16pt" style:font-size-asian="24pt" style:font-size-complex="24pt"/>
    </style:style>
    <style:style style:name="No-Logo_20_Content-outline4" style:display-name="No-Logo Content-outline4" style:family="presentation" style:parent-style-name="No-Logo_20_Content-outline3">
      <style:paragraph-properties fo:margin-left="0cm" fo:margin-right="0cm" fo:margin-top="0cm" fo:margin-bottom="0.406cm" fo:text-indent="0cm"/>
      <style:text-properties fo:color="#000000" fo:font-size="14pt" style:font-size-asian="20pt" style:font-size-complex="20pt"/>
    </style:style>
    <style:style style:name="No-Logo_20_Content-outline5" style:display-name="No-Logo Content-outline5" style:family="presentation" style:parent-style-name="No-Logo_20_Content-outline4">
      <style:paragraph-properties fo:margin-left="0cm" fo:margin-right="0cm" fo:margin-top="0cm" fo:margin-bottom="0.406cm" fo:text-indent="0cm"/>
      <style:text-properties fo:color="#000000" fo:font-size="12pt" style:font-size-asian="20pt" style:font-size-complex="20pt"/>
    </style:style>
    <style:style style:name="No-Logo_20_Content-outline6" style:display-name="No-Logo Content-outline6" style:family="presentation" style:parent-style-name="No-Logo_20_Content-outline5">
      <style:paragraph-properties fo:margin-left="0cm" fo:margin-right="0cm" fo:margin-top="0cm" fo:margin-bottom="0.406cm" fo:text-indent="0cm"/>
      <style:text-properties fo:color="#000000" fo:font-size="12pt" style:font-size-asian="20pt" style:font-size-complex="20pt"/>
    </style:style>
    <style:style style:name="No-Logo_20_Content-outline7" style:display-name="No-Logo Content-outline7" style:family="presentation" style:parent-style-name="No-Logo_20_Content-outline6">
      <style:paragraph-properties fo:margin-left="0cm" fo:margin-right="0cm" fo:margin-top="0cm" fo:margin-bottom="0.406cm" fo:text-indent="0cm"/>
      <style:text-properties fo:color="#000000" fo:font-size="12pt" style:font-size-asian="20pt" style:font-size-complex="20pt"/>
    </style:style>
    <style:style style:name="No-Logo_20_Content-outline8" style:display-name="No-Logo Content-outline8" style:family="presentation" style:parent-style-name="No-Logo_20_Content-outline7">
      <style:paragraph-properties fo:margin-left="0cm" fo:margin-right="0cm" fo:margin-top="0cm" fo:margin-bottom="0.406cm" fo:text-indent="0cm"/>
      <style:text-properties fo:color="#000000" fo:font-size="12pt" style:font-size-asian="20pt" style:font-size-complex="20pt"/>
    </style:style>
    <style:style style:name="No-Logo_20_Content-outline9" style:display-name="No-Logo Content-outline9" style:family="presentation" style:parent-style-name="No-Logo_20_Content-outline8">
      <style:paragraph-properties fo:margin-left="0cm" fo:margin-right="0cm" fo:margin-top="0cm" fo:margin-bottom="0.406cm" fo:text-indent="0cm"/>
      <style:text-properties fo:color="#000000" fo:font-size="12pt" style:font-size-asian="20pt" style:font-size-complex="20pt"/>
    </style:style>
    <style:style style:name="No-Logo_20_Content-subtitle" style:display-name="No-Logo Content-subtitle" style:family="presentation">
      <style:graphic-properties draw:stroke="none" draw:fill="none" draw:textarea-vertical-align="middle">
        <text:list-style style:name="No-Logo_20_Content-subtitle" style:display-name="No-Logo Conten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2" fo:font-family="Arial" style:font-style-name="Regular" style:font-family-generic="swiss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No-Logo_20_Content-title" style:display-name="No-Logo Content-title" style:family="presentation">
      <style:graphic-properties draw:stroke="none" draw:fill="none" draw:textarea-vertical-align="middle">
        <text:list-style style:name="No-Logo_20_Content-title" style:display-name="No-Logo Conten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style:font-name="Arial2" fo:font-family="Arial" style:font-style-name="Regular" style:font-family-generic="swiss" style:font-pitch="variable" fo:font-size="32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.076cm" draw:stroke-linejoin="round" draw:fill="none" draw:textarea-vertical-align="top" draw:auto-grow-height="false" fo:padding-top="0.13cm" fo:padding-bottom="0.13cm" fo:padding-left="0.25cm" fo:padding-right="0.25cm" fo:wrap-option="wrap"/>
    </style:style>
    <style:style style:name="Mpr1" style:family="presentation" style:parent-style-name="No-Logo_20_Content-backgroundobjects">
      <style:graphic-properties draw:stroke="none" draw:fill="none" draw:fill-color="#ffffff" draw:auto-grow-height="false" fo:min-height="1.397cm" fo:min-width="8.869cm"/>
    </style:style>
    <style:style style:name="Mpr2" style:family="presentation" style:parent-style-name="No-Logo_20_Content-backgroundobjects">
      <style:graphic-properties draw:stroke="none" draw:fill="none" draw:fill-color="#ffffff" draw:textarea-vertical-align="bottom" draw:auto-grow-height="false" fo:min-height="1.397cm" fo:min-width="8.869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2.619cm" svg:height="1.396cm" svg:x="3.375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3.122cm" svg:height="1.396cm" svg:x="15.34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2.348cm" svg:height="1.396cm" svg:x="3.511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2.758cm" svg:height="1.396cm" svg:x="15.525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No-Logo_20_Content" style:display-name="No-Logo Content" style:page-layout-name="PM1" draw:style-name="Mdp1">
      <office:forms form:automatic-focus="false" form:apply-design-mode="false"/>
      <draw:frame presentation:style-name="No-Logo_20_Content-title" draw:layer="backgroundobjects" svg:width="20.93cm" svg:height="2.743cm" svg:x="2.286cm" svg:y="0.711cm" presentation:class="title" presentation:placeholder="true">
        <draw:text-box/>
      </draw:frame>
      <draw:frame presentation:style-name="No-Logo_20_Content-outline1" draw:layer="backgroundobjects" svg:width="20.93cm" svg:height="11.049cm" svg:x="2.286cm" svg:y="4.039cm" presentation:class="outline" presentation:placeholder="true">
        <draw:text-box/>
      </draw:frame>
      <draw:custom-shape draw:name="Text Box 4" draw:style-name="Mgr3" draw:text-style-name="MP3" draw:layer="backgroundobjects" svg:width="16.024cm" svg:height="0.656cm" svg:x="2.403cm" svg:y="18.31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No-Logo_20_Content-title" draw:layer="backgroundobjects" svg:width="0.001cm" svg:height="0.001cm" svg:x="0cm" svg:y="2.123cm" presentation:class="page"/>
        <draw:frame presentation:style-name="No-Logo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1-07-15T11:39:04.07</meta:creation-date>
    <dc:date>2013-12-18T16:19:05.003092523</dc:date>
    <meta:editing-duration>PT16H22M29S</meta:editing-duration>
    <meta:editing-cycles>96</meta:editing-cycles>
    <meta:generator>LibreOfficeDev/4.2.0.0.alpha0$Linux_X86_64 LibreOffice_project/2cddda124aad6ccce41367d44ec0d778727408f6</meta:generator>
    <dc:title>SUSE2012 Template v3: 6/20/12</dc:title>
    <dc:creator>Muthu </dc:creator>
    <meta:document-statistic meta:object-count="22"/>
    <meta:user-defined meta:name="Info 1"/>
    <meta:user-defined meta:name="Info 2"/>
    <meta:user-defined meta:name="Info 3"/>
    <meta:user-defined meta:name="Info 4"/>
  </office:meta>
</office:document-meta>
</file>